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F00000279DA5B13D1E18BDF27.png" manifest:media-type="image/png"/>
  <manifest:file-entry manifest:full-path="Pictures/100000000000021200000307743DC3470E2E5A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11.218cm" svg:height="16.404cm" draw:z-index="0"><draw:image xlink:href="Pictures/100000000000021200000307743DC3470E2E5A40.png" xlink:type="simple" xlink:show="embed" xlink:actuate="onLoad" draw:mime-type="image/png"/><svg:title>encoding=" ISO—88S9— &lt;n factura&gt; tos emisoz&gt; Federico Silva, / poblacion&gt; 98 00&lt;/ &lt;num tel&gt; &lt;num fax&gt; &lt; / datos emisor&gt; tos receptoz&gt; &lt;n cli&gt; Gij6n nol 2 a c i on&gt;Ma dl i dC /pobl a c i o n) 8 04 / cod_posta i p E ovi ncia&gt; &lt; / datos receptor&gt; tos factuza&gt; 7 31 &lt; / iva&gt; &lt; / moneda&gt; fecha&gt; Intel desc&gt; cant&gt; precio&gt; 66.80&lt;/ importe&gt; &lt; / linea&gt; </svg:title></draw:frame><text:tab/></text:p>
      <text:p text:style-name="Standard"><text:tab/></text:p>
      <text:p text:style-name="Standard"><text:soft-page-break/><draw:frame draw:style-name="fr1" draw:name="Imagen2" text:anchor-type="as-char" svg:width="11.832cm" svg:height="13.399cm" draw:z-index="1"><draw:image xlink:href="Pictures/100000000000022F00000279DA5B13D1E18BDF27.png" xlink:type="simple" xlink:show="embed" xlink:actuate="onLoad" draw:mime-type="image/png"/><svg:title>BASE QDI cant&gt; .80&lt;/ importe&gt; DDR S12MB cant&gt; EO&lt;/ importe&gt; linea&gt; 250GB s—ATA cant&gt; BO&lt;/ importe&gt; linea&gt; &lt;cuota iva&gt; .20&lt;/ total &gt; &lt;/datos factura&gt; factura&gt; </svg:titl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5-04T12:49:21.710000000</dc:date>
    <meta:editing-duration>PT1M15S</meta:editing-duration>
    <meta:editing-cycles>3</meta:editing-cycles>
    <meta:document-statistic meta:table-count="0" meta:image-count="2" meta:object-count="0" meta:page-count="2" meta:paragraph-count="3" meta:word-count="0" meta:character-count="2" meta:non-whitespace-character-count="0"/>
  </office:meta>
</office:document-meta>
</file>